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language="zxx" fo:country="none" officeooo:rsid="000864b5" officeooo:paragraph-rsid="000864b5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style:font-name="Liberation Sans" fo:font-size="16pt" fo:language="zxx" fo:country="none" officeooo:rsid="000864b5" officeooo:paragraph-rsid="000864b5" style:font-size-asian="14pt" style:language-asian="zxx" style:country-asian="none" style:font-size-complex="1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d5a7c" officeooo:paragraph-rsid="000d5a7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f6110" officeooo:paragraph-rsid="000f611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f6110" officeooo:paragraph-rsid="0012ad0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0d5a7c" officeooo:paragraph-rsid="000d5a7c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0b502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2f995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aeaf5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0b502" officeooo:paragraph-rsid="001f9817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b7e1f" officeooo:paragraph-rsid="001b7e1f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b7e1f" officeooo:paragraph-rsid="00202aab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d65da" officeooo:paragraph-rsid="001d65da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1ee5ab" officeooo:paragraph-rsid="001ee5ab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21b45c" officeooo:paragraph-rsid="0021b45c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6pt" fo:language="zxx" fo:country="none" fo:font-weight="normal" officeooo:rsid="0028e750" officeooo:paragraph-rsid="0028e750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T1" style:family="text">
      <style:text-properties officeooo:rsid="000a0784"/>
    </style:style>
    <style:style style:name="T2" style:family="text">
      <style:text-properties officeooo:rsid="000b8c0b"/>
    </style:style>
    <style:style style:name="T3" style:family="text">
      <style:text-properties officeooo:rsid="000e0fcf"/>
    </style:style>
    <style:style style:name="T4" style:family="text">
      <style:text-properties officeooo:rsid="000e9401"/>
    </style:style>
    <style:style style:name="T5" style:family="text">
      <style:text-properties officeooo:rsid="0010b502"/>
    </style:style>
    <style:style style:name="T6" style:family="text">
      <style:text-properties officeooo:rsid="0010e198"/>
    </style:style>
    <style:style style:name="T7" style:family="text">
      <style:text-properties officeooo:rsid="0012ad0c"/>
    </style:style>
    <style:style style:name="T8" style:family="text">
      <style:text-properties officeooo:rsid="0012f995"/>
    </style:style>
    <style:style style:name="T9" style:family="text">
      <style:text-properties officeooo:rsid="00142254"/>
    </style:style>
    <style:style style:name="T10" style:family="text">
      <style:text-properties officeooo:rsid="00157af4"/>
    </style:style>
    <style:style style:name="T11" style:family="text">
      <style:text-properties officeooo:rsid="0015cbe3"/>
    </style:style>
    <style:style style:name="T12" style:family="text">
      <style:text-properties officeooo:rsid="00170710"/>
    </style:style>
    <style:style style:name="T13" style:family="text">
      <style:text-properties officeooo:rsid="0017f863"/>
    </style:style>
    <style:style style:name="T14" style:family="text">
      <style:text-properties officeooo:rsid="0019b9db"/>
    </style:style>
    <style:style style:name="T15" style:family="text">
      <style:text-properties officeooo:rsid="0019baf4"/>
    </style:style>
    <style:style style:name="T16" style:family="text">
      <style:text-properties officeooo:rsid="001a9d09"/>
    </style:style>
    <style:style style:name="T17" style:family="text">
      <style:text-properties officeooo:rsid="001aeaf5"/>
    </style:style>
    <style:style style:name="T18" style:family="text">
      <style:text-properties officeooo:rsid="001d2f04"/>
    </style:style>
    <style:style style:name="T19" style:family="text">
      <style:text-properties officeooo:rsid="001ee5ab"/>
    </style:style>
    <style:style style:name="T20" style:family="text">
      <style:text-properties officeooo:rsid="0023dcdc"/>
    </style:style>
    <style:style style:name="T21" style:family="text">
      <style:text-properties officeooo:rsid="0026541d"/>
    </style:style>
    <style:style style:name="T22" style:family="text">
      <style:text-properties officeooo:rsid="0027723c"/>
    </style:style>
    <style:style style:name="T23" style:family="text">
      <style:text-properties officeooo:rsid="002a6775"/>
    </style:style>
    <style:style style:name="T24" style:family="text">
      <style:text-properties officeooo:rsid="002ae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VOLA VOLUMI OFFICINA</text:p>
      <text:p text:style-name="P1">CONCETTO<text:tab/>TIPO<text:tab/>VOLUME</text:p>
      <text:p text:style-name="P1">Officina<text:tab/><text:tab/>E<text:tab/><text:tab/>10</text:p>
      <text:p text:style-name="P1">Intervento<text:tab/>E<text:tab/><text:tab/>5000</text:p>
      <text:p text:style-name="P1">Ricambio<text:tab/><text:tab/>E<text:tab/><text:tab/>500</text:p>
      <text:p text:style-name="P1">Autoveicolo<text:tab/>E<text:tab/><text:tab/>2000</text:p>
      <text:p text:style-name="P1">Automobile<text:tab/><text:span text:style-name="T1">S</text:span>E<text:tab/><text:tab/>1400</text:p>
      <text:p text:style-name="P1">Autocarro<text:tab/><text:tab/><text:span text:style-name="T1">S</text:span>E<text:tab/><text:tab/>600</text:p>
      <text:p text:style-name="P1">Cliente<text:tab/><text:tab/>E<text:tab/><text:tab/><text:span text:style-name="T1">1000</text:span></text:p>
      <text:p text:style-name="P1">Riparazione<text:tab/>R<text:tab/><text:tab/><text:span text:style-name="T1">5000</text:span></text:p>
      <text:p text:style-name="P1">Esecuzione<text:tab/>R<text:tab/><text:tab/><text:span text:style-name="T1">5000</text:span></text:p>
      <text:p text:style-name="P1">Utilizzo<text:tab/><text:tab/>R<text:tab/><text:tab/><text:span text:style-name="T1">10000</text:span></text:p>
      <text:p text:style-name="P1">Proprietà<text:tab/><text:tab/>R<text:tab/><text:tab/><text:span text:style-name="T2">2000</text:span></text:p>
      <text:p text:style-name="P1"/>
      <text:p text:style-name="P3">TAVOLA DELLE OPERAZIONI</text:p>
      <text:p text:style-name="P6">OPERAZIONE<text:tab/><text:tab/>TIPO<text:tab/>FREQUENZA</text:p>
      <text:p text:style-name="P6">Op1<text:tab/><text:tab/><text:tab/><text:tab/><text:span text:style-name="T3">I<text:tab/><text:tab/></text:span><text:span text:style-name="T4">5000/anno</text:span></text:p>
      <text:p text:style-name="P6">Op2<text:tab/><text:tab/><text:tab/><text:tab/><text:span text:style-name="T3">B<text:tab/><text:tab/>1/anno</text:span></text:p>
      <text:p text:style-name="P6"/>
      <text:p text:style-name="P4">TAVOLA DEGLI ACCESSI <text:span text:style-name="T5">(</text:span><text:span text:style-name="T6">CON</text:span><text:span text:style-name="T5"> RID.)</text:span></text:p>
      <text:p text:style-name="P7">OP1:<text:tab/>CONCETTO<text:tab/>COSTRUTTO<text:tab/><text:tab/>ACCESSI<text:tab/><text:tab/>TIPO</text:p>
      <text:p text:style-name="P7"><text:tab/><text:tab/><text:span text:style-name="T8">Intervento<text:tab/>E<text:tab/><text:tab/><text:tab/><text:tab/>1<text:tab/><text:tab/><text:tab/>S</text:span></text:p>
      <text:p text:style-name="P7"><text:tab/><text:tab/><text:span text:style-name="T9">Esecuzione<text:tab/>R<text:tab/><text:tab/><text:tab/><text:tab/>1<text:tab/><text:tab/><text:tab/>S</text:span></text:p>
      <text:p text:style-name="P7"><text:tab/><text:tab/><text:span text:style-name="T9">Riparazione<text:tab/>R<text:tab/><text:tab/><text:tab/><text:tab/>1<text:tab/><text:tab/><text:tab/>S</text:span></text:p>
      <text:p text:style-name="P7"><text:tab/><text:tab/><text:span text:style-name="T10">Autoveicolo<text:tab/>E<text:tab/><text:tab/><text:tab/><text:tab/></text:span><text:span text:style-name="T11">0,4<text:tab/><text:tab/><text:tab/>S</text:span></text:p>
      <text:p text:style-name="P7"><text:tab/><text:tab/><text:span text:style-name="T11">Autocarro<text:tab/><text:tab/>SE<text:tab/><text:tab/><text:tab/><text:tab/></text:span><text:span text:style-name="T12">0,12<text:tab/><text:tab/><text:tab/>S</text:span></text:p>
      <text:p text:style-name="P7"><text:tab/><text:tab/><text:span text:style-name="T11">Automobile<text:tab/>SE<text:tab/><text:tab/><text:tab/><text:tab/></text:span><text:span text:style-name="T12">0,28<text:tab/><text:tab/><text:tab/>S</text:span></text:p>
      <text:p text:style-name="P7"><text:tab/><text:tab/><text:span text:style-name="T13">Proprietà<text:tab/><text:tab/>R<text:tab/><text:tab/><text:tab/><text:tab/>0,4<text:tab/><text:tab/><text:tab/>S</text:span></text:p>
      <text:p text:style-name="P7"><text:tab/><text:tab/><text:span text:style-name="T14">Cliente<text:tab/><text:tab/>E<text:tab/><text:tab/><text:tab/><text:tab/>0,2<text:tab/><text:tab/><text:tab/>S</text:span></text:p>
      <text:p text:style-name="P7"><text:tab/><text:tab/><text:span text:style-name="T15">Utilizzo<text:tab/><text:tab/>R<text:tab/><text:tab/><text:tab/><text:tab/>2<text:tab/><text:tab/><text:tab/>S</text:span></text:p>
      <text:p text:style-name="P7"><text:tab/><text:tab/><text:span text:style-name="T16">Officina<text:tab/><text:tab/>E<text:tab/><text:tab/><text:tab/><text:tab/>1<text:tab/><text:tab/><text:tab/>L</text:span></text:p>
      <text:p text:style-name="P9"><text:tab/><text:tab/><text:span text:style-name="T16">Officina<text:tab/><text:tab/>E<text:tab/><text:tab/><text:tab/><text:tab/>1<text:tab/><text:tab/><text:tab/></text:span><text:span text:style-name="T17">S</text:span></text:p>
      <text:p text:style-name="P9"/>
      <text:p text:style-name="P11">OP2:<text:tab/><text:span text:style-name="T5">CONCETTO<text:tab/>COSTRUTTO<text:tab/><text:tab/>ACCESSI<text:tab/><text:tab/>TIPO</text:span></text:p>
      <text:p text:style-name="P11"><text:tab/><text:tab/><text:span text:style-name="T18">Officina<text:tab/><text:tab/>E<text:tab/><text:tab/><text:tab/><text:tab/>10<text:tab/><text:tab/><text:tab/>L</text:span></text:p>
      <text:p text:style-name="P11"/>
      <text:p text:style-name="P13">4byte * 10 officine = 40byte <text:span text:style-name="T19">per tenere in memoria la ridondanza.</text:span></text:p>
      <text:p text:style-name="P14">Op1: (1L + 7,4S) * 5000 interventi = (1 + 14,8) * 5000 = 79000 accessi/anno</text:p>
      <text:p text:style-name="P14"><text:soft-page-break/>Op2: 10L = 10 accessi/anno</text:p>
      <text:p text:style-name="P14">Totale: 79010 accessi/anno + 40byte</text:p>
      <text:p text:style-name="P11"/>
      <text:p text:style-name="P5">TAVOLA DEGLI ACCESSI <text:span text:style-name="T5">(</text:span><text:span text:style-name="T7">SENZA</text:span><text:span text:style-name="T5"> RID.)</text:span></text:p>
      <text:p text:style-name="P8">OP1:<text:tab/>CONCETTO<text:tab/>COSTRUTTO<text:tab/><text:tab/>ACCESSI<text:tab/><text:tab/>TIPO</text:p>
      <text:p text:style-name="P10"><text:span text:style-name="T8"><text:tab/><text:tab/>Intervento<text:tab/>E<text:tab/><text:tab/><text:tab/><text:tab/>1<text:tab/><text:tab/><text:tab/>S</text:span></text:p>
      <text:p text:style-name="P10"><text:tab/><text:tab/><text:span text:style-name="T9">Esecuzione<text:tab/>R<text:tab/><text:tab/><text:tab/><text:tab/>1<text:tab/><text:tab/><text:tab/>S</text:span></text:p>
      <text:p text:style-name="P10"><text:tab/><text:tab/><text:span text:style-name="T9">Riparazione<text:tab/>R<text:tab/><text:tab/><text:tab/><text:tab/>1<text:tab/><text:tab/><text:tab/>S</text:span></text:p>
      <text:p text:style-name="P10"><text:tab/><text:tab/><text:span text:style-name="T10">Autoveicolo<text:tab/>E<text:tab/><text:tab/><text:tab/><text:tab/></text:span><text:span text:style-name="T11">0,4<text:tab/><text:tab/><text:tab/>S</text:span></text:p>
      <text:p text:style-name="P10"><text:tab/><text:tab/><text:span text:style-name="T11">Autocarro<text:tab/><text:tab/>SE<text:tab/><text:tab/><text:tab/><text:tab/></text:span><text:span text:style-name="T12">0,12<text:tab/><text:tab/><text:tab/>S</text:span></text:p>
      <text:p text:style-name="P10"><text:tab/><text:tab/><text:span text:style-name="T11">Automobile<text:tab/>SE<text:tab/><text:tab/><text:tab/><text:tab/></text:span><text:span text:style-name="T12">0,28<text:tab/><text:tab/><text:tab/>S</text:span></text:p>
      <text:p text:style-name="P10"><text:tab/><text:tab/><text:span text:style-name="T13">Proprietà<text:tab/><text:tab/>R<text:tab/><text:tab/><text:tab/><text:tab/>0,4<text:tab/><text:tab/><text:tab/>S</text:span></text:p>
      <text:p text:style-name="P10"><text:tab/><text:tab/><text:span text:style-name="T14">Cliente<text:tab/><text:tab/>E<text:tab/><text:tab/><text:tab/><text:tab/>0,2<text:tab/><text:tab/><text:tab/>S</text:span></text:p>
      <text:p text:style-name="P10"><text:tab/><text:tab/><text:span text:style-name="T15">Utilizzo<text:tab/><text:tab/>R<text:tab/><text:tab/><text:tab/><text:tab/>2<text:tab/><text:tab/><text:tab/>S</text:span></text:p>
      <text:p text:style-name="P10"/>
      <text:p text:style-name="P11">OP2:<text:tab/><text:span text:style-name="T5">CONCETTO<text:tab/>COSTRUTTO<text:tab/><text:tab/>ACCESSI<text:tab/><text:tab/>TIPO</text:span></text:p>
      <text:p text:style-name="P12"><text:tab/><text:tab/><text:span text:style-name="T21">Esecuzione<text:tab/>R<text:tab/><text:tab/><text:tab/><text:tab/>5000<text:tab/><text:tab/>L</text:span></text:p>
      <text:p text:style-name="P12"/>
      <text:p text:style-name="P15">Op1: <text:span text:style-name="T20">6,4S * </text:span><text:span text:style-name="T22">5000 interventi = 12,8 * 5000 = 64000 accessi/anno</text:span></text:p>
      <text:p text:style-name="P15">Op2: <text:span text:style-name="T21">5000L </text:span><text:span text:style-name="T22">= 5000 accessi/anno</text:span></text:p>
      <text:p text:style-name="P15">Totale: <text:span text:style-name="T22">69000 accessi/anno</text:span></text:p>
      <text:p text:style-name="P15"/>
      <text:p text:style-name="P16">Conviene eliminare la ridondanza. <text:span text:style-name="T23">La gerarchia viene rimossa accorpando le figlie nel padre. </text:span><text:span text:style-name="T24">L'attributo composto viene tolto collegando gli attributi singoli all'officin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32:48.293646598</meta:creation-date>
    <dc:date>2023-11-10T10:48:32.556466670</dc:date>
    <meta:editing-duration>PT1H3M18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49" meta:character-count="1559" meta:non-whitespace-character-count="1165"/>
  </office:meta>
</office:document-meta>
</file>